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13" calcext:value-type="float">
            <text:p>1313</text:p>
          </table:table-cell>
          <table:table-cell table:style-name="ce7" table:formula="of:=COUNTIF([.B7:.B999998];&quot;X&quot;)" office:value-type="float" office:value="1133" calcext:value-type="float">
            <text:p>113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394" calcext:value-type="float">
            <text:p>13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9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7">00/00/0000</text:date>, <text:time style:data-style-name="N2" text:time-value="20:23:03.7531190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17T20:23:38.418900899</dc:date>
    <meta:editing-duration>P1DT10H17M38S</meta:editing-duration>
    <meta:editing-cycles>1302</meta:editing-cycles>
    <meta:document-statistic meta:table-count="1" meta:cell-count="7922" meta:object-count="0"/>
  </office:meta>
</office:document-meta>
</file>